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ebebe" draw:textarea-horizontal-align="justify" draw:textarea-vertical-align="middle" draw:auto-grow-height="false" fo:min-height="6.75cm" fo:min-width="0cm"/>
    </style:style>
    <style:style style:name="gr2" style:family="graphic" style:parent-style-name="standard">
      <style:graphic-properties draw:stroke="none" draw:fill-color="#bebebe" draw:textarea-horizontal-align="justify" draw:textarea-vertical-align="middle" draw:auto-grow-height="false" fo:min-height="5.25cm" fo:min-width="0cm"/>
    </style:style>
    <style:style style:name="gr3" style:family="graphic" style:parent-style-name="standard">
      <style:graphic-properties draw:stroke="none" draw:fill-color="#bebebe" draw:textarea-horizontal-align="justify" draw:textarea-vertical-align="middle" draw:auto-grow-height="false" fo:min-height="0.75cm" fo:min-width="0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16cm" fo:min-width="0.466cm" fo:padding-top="0.142cm" fo:padding-bottom="0.142cm" fo:padding-left="0.267cm" fo:padding-right="0.267cm"/>
    </style:style>
    <style:style style:name="gr5" style:family="graphic" style:parent-style-name="standard">
      <style:graphic-properties svg:stroke-width="0.081cm" svg:stroke-color="#000000" draw:marker-start-width="0.321cm" draw:marker-end-width="0.321cm" draw:stroke-linejoin="miter" svg:stroke-linecap="square" draw:fill="none" loext:fill-use-slide-background="fals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ff0000" draw:fill-color="#ff0000" draw:textarea-horizontal-align="justify" draw:textarea-vertical-align="middle" draw:auto-grow-height="false" fo:min-height="2.5cm" fo:min-width="0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2.5cm" fo:min-width="0cm"/>
    </style:style>
    <style:style style:name="gr8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3.286cm" fo:min-width="3.036cm"/>
    </style:style>
    <style:style style:name="gr11" style:family="graphic" style:parent-style-name="standard">
      <style:graphic-properties draw:stroke="none" draw:fill-color="#000000" draw:textarea-horizontal-align="justify" draw:textarea-vertical-align="middle" draw:auto-grow-height="false" fo:min-height="2.58cm" fo:min-width="2.33cm"/>
    </style:style>
    <style:style style:name="gr12" style:family="graphic" style:parent-style-name="standard">
      <style:graphic-properties draw:stroke="none" draw:fill-color="#ff9600" draw:textarea-horizontal-align="justify" draw:textarea-vertical-align="middle" draw:auto-grow-height="false" fo:min-height="2.226cm" fo:min-width="1.976cm"/>
    </style:style>
    <style:style style:name="gr13" style:family="graphic" style:parent-style-name="standard">
      <style:graphic-properties draw:stroke="none" draw:fill-color="#bebebe" draw:textarea-horizontal-align="justify" draw:textarea-vertical-align="middle" draw:auto-grow-height="false" fo:min-height="0.391cm" fo:min-width="0.029cm"/>
    </style:style>
    <style:style style:name="gr14" style:family="graphic" style:parent-style-name="standard">
      <style:graphic-properties draw:stroke="none" draw:fill-color="#bebebe" draw:textarea-horizontal-align="justify" draw:textarea-vertical-align="middle" draw:auto-grow-height="false" fo:min-height="0.204cm" fo:min-width="0cm"/>
    </style:style>
    <style:style style:name="gr15" style:family="graphic" style:parent-style-name="standard">
      <style:graphic-properties draw:stroke="solid" svg:stroke-width="0cm" svg:stroke-color="#000000" draw:fill-color="#ffffff" draw:textarea-horizontal-align="justify" draw:textarea-vertical-align="middle" draw:auto-grow-height="false" fo:min-height="0.073cm" fo:min-width="0cm"/>
    </style:style>
    <style:style style:name="gr16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073cm" fo:min-width="0cm"/>
    </style:style>
    <style:style style:name="gr17" style:family="graphic" style:parent-style-name="standard">
      <style:graphic-properties draw:stroke="solid" svg:stroke-width="0cm" svg:stroke-color="#000000" draw:fill-color="#ff9600" draw:textarea-horizontal-align="justify" draw:textarea-vertical-align="middle" draw:auto-grow-height="false" fo:min-height="0.073cm" fo:min-width="0cm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1.164cm" fo:min-width="3.036cm"/>
    </style:style>
    <style:style style:name="gr19" style:family="graphic" style:parent-style-name="standard">
      <style:graphic-properties draw:stroke="none" draw:fill-color="#000000" draw:textarea-horizontal-align="justify" draw:textarea-vertical-align="middle" draw:auto-grow-height="false" fo:min-height="0.882cm" fo:min-width="2.33cm"/>
    </style:style>
    <style:style style:name="gr20" style:family="graphic" style:parent-style-name="standard">
      <style:graphic-properties draw:stroke="none" draw:fill-color="#ff9600" draw:textarea-horizontal-align="justify" draw:textarea-vertical-align="middle" draw:auto-grow-height="false" fo:min-height="0.74cm" fo:min-width="1.976cm"/>
    </style:style>
    <style:style style:name="gr21" style:family="graphic" style:parent-style-name="standard">
      <style:graphic-properties draw:stroke="solid" svg:stroke-color="#000000" draw:fill-color="#00ff00" draw:textarea-horizontal-align="justify" draw:textarea-vertical-align="middle" draw:auto-grow-height="false" fo:min-height="0.073cm" fo:min-width="0cm"/>
    </style:style>
    <style:style style:name="gr22" style:family="graphic" style:parent-style-name="standard">
      <style:graphic-properties draw:stroke="none" draw:fill-color="#bebebe" draw:textarea-horizontal-align="justify" draw:textarea-vertical-align="middle" draw:auto-grow-height="false" fo:min-height="0.5cm" fo:min-width="0cm"/>
    </style:style>
    <style:style style:name="P1" style:family="paragraph">
      <loext:graphic-properties draw:fill-color="#bebeb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ff9600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7cm" svg:x="3.25cm" svg:y="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7cm" svg:x="9.25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7cm" svg:x="21.2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5.5cm" svg:x="15.25cm" svg:y="3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cm" svg:height="1cm" svg:x="3.941cm" svg:y="5.4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.5cm" svg:x="3cm" svg:y="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37cm" svg:height="0.641cm" svg:x="3.081cm" svg:y="9.039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0.837cm" svg:height="0.641cm" svg:x="3.082cm" svg:y="9.816cm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0.5cm" svg:height="2.75cm" svg:x="3.25cm" svg:y="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25cm" svg:height="2.75cm" svg:x="3.385cm" svg:y="6.1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5cm" svg:height="0.5cm" svg:x="3.25cm" svg:y="8.7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0.25cm" svg:height="0.251cm" svg:x="3.385cm" svg:y="8.746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5cm" svg:height="5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4cm" svg:height="4cm" svg:x="1.5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3.5cm" svg:height="3.5cm" svg:x="1.7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29cm" svg:height="0.641cm" draw:transform="rotate (1.5707963267949) translate (3.752cm 6.85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641cm" svg:height="0.642cm" draw:transform="rotate (1.5707963267949) translate (3.75cm 7.14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41cm" svg:height="0.642cm" draw:transform="rotate (1.5707963267949) translate (3.751cm 6.64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54cm" svg:height="0.455cm" draw:transform="rotate (1.5707963267949) translate (3.842cm 6.5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454cm" svg:height="0.455cm" draw:transform="rotate (1.5707963267949) translate (3.846cm 7.0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1cm" svg:x="9.941cm" svg:y="5.4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.5cm" svg:x="9cm" svg:y="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37cm" svg:height="0.641cm" svg:x="9.081cm" svg:y="9.039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0.837cm" svg:height="0.641cm" svg:x="9.082cm" svg:y="9.816cm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0.5cm" svg:height="2.75cm" svg:x="9.25cm" svg:y="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25cm" svg:height="2.75cm" svg:x="9.385cm" svg:y="6.1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5cm" svg:height="0.5cm" svg:x="9.25cm" svg:y="8.7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0.25cm" svg:height="0.251cm" svg:x="9.385cm" svg:y="8.746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5cm" svg:height="5cm" svg:x="7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4cm" svg:height="4cm" svg:x="7.5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3.5cm" svg:height="3.5cm" svg:x="7.7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29cm" svg:height="0.641cm" draw:transform="rotate (1.5707963267949) translate (9.752cm 6.85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641cm" svg:height="0.642cm" draw:transform="rotate (1.5707963267949) translate (9.75cm 7.14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41cm" svg:height="0.642cm" draw:transform="rotate (1.5707963267949) translate (9.751cm 6.64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454cm" svg:height="0.455cm" draw:transform="rotate (1.5707963267949) translate (9.842cm 6.5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454cm" svg:height="0.455cm" draw:transform="rotate (1.5707963267949) translate (9.846cm 7.0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cm" svg:height="1cm" svg:x="15.941cm" svg:y="5.4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.5cm" svg:x="15cm" svg:y="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37cm" svg:height="0.641cm" svg:x="15.081cm" svg:y="9.039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0.837cm" svg:height="0.641cm" svg:x="15.082cm" svg:y="9.816cm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0.5cm" svg:height="2.75cm" svg:x="15.25cm" svg:y="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25cm" svg:height="2.75cm" svg:x="15.385cm" svg:y="6.10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5cm" svg:height="0.5cm" svg:x="15.25cm" svg:y="8.75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0.25cm" svg:height="0.251cm" svg:x="15.385cm" svg:y="8.746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5cm" svg:height="2cm" svg:x="13cm" svg:y="2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4cm" svg:height="1.6cm" svg:x="13.5cm" svg:y="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3.5cm" svg:height="1.4cm" svg:x="13.75cm" svg:y="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29cm" svg:height="0.641cm" draw:transform="rotate (1.5707963267949) translate (15.752cm 6.85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641cm" svg:height="0.642cm" draw:transform="rotate (1.5707963267949) translate (15.75cm 7.14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41cm" svg:height="0.642cm" draw:transform="rotate (1.5707963267949) translate (15.751cm 6.64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54cm" svg:height="0.455cm" draw:transform="rotate (1.5707963267949) translate (15.842cm 6.5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7" draw:layer="layout" svg:width="0.454cm" svg:height="0.455cm" draw:transform="rotate (1.5707963267949) translate (15.846cm 7.0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25cm" svg:height="0.75cm" draw:transform="rotate (1.5707963267949) translate (15.287cm 5.746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3" draw:text-style-name="P1" draw:layer="layout" svg:width="0.25cm" svg:height="1cm" svg:x="21.941cm" svg:y="5.4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.5cm" svg:x="21cm" svg:y="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37cm" svg:height="0.641cm" svg:x="21.081cm" svg:y="9.039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0.837cm" svg:height="0.641cm" svg:x="21.082cm" svg:y="9.816cm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0.5cm" svg:height="2.75cm" draw:transform="rotate (0.785398163397448) translate (20.174cm 6.653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25cm" svg:height="2.75cm" draw:transform="rotate (0.785398163397448) translate (20.345cm 6.63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501cm" svg:height="0.5cm" draw:transform="rotate (-0.785398163397449) translate (22.472cm 8.243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0.25cm" svg:height="0.251cm" draw:transform="rotate (-0.785398163397449) translate (22.391cm 8.325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2" draw:layer="layout" svg:width="5cm" svg:height="5cm" svg:x="19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4cm" svg:height="4cm" svg:x="19.5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3.5cm" svg:height="3.5cm" svg:x="19.7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29cm" svg:height="0.641cm" draw:transform="rotate (1.5707963267949) translate (21.752cm 6.85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641cm" svg:height="0.642cm" draw:transform="rotate (1.5707963267949) translate (21.75cm 7.14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41cm" svg:height="0.642cm" draw:transform="rotate (1.5707963267949) translate (21.751cm 6.64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54cm" svg:height="0.455cm" draw:transform="rotate (1.5707963267949) translate (21.842cm 6.5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7" draw:layer="layout" svg:width="0.454cm" svg:height="0.455cm" draw:transform="rotate (1.5707963267949) translate (21.846cm 7.0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5.5cm" svg:x="27.25cm" svg:y="3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cm" svg:height="1cm" svg:x="27.941cm" svg:y="5.4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.5cm" svg:x="27cm" svg:y="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37cm" svg:height="0.641cm" svg:x="27.081cm" svg:y="9.039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0.837cm" svg:height="0.641cm" svg:x="27.082cm" svg:y="9.816cm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0.5cm" svg:height="2.75cm" draw:transform="rotate (0.785398163397448) translate (26.174cm 6.653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25cm" svg:height="2.75cm" draw:transform="rotate (0.785398163397448) translate (26.345cm 6.632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0.501cm" svg:height="0.5cm" draw:transform="rotate (-0.785398163397449) translate (28.472cm 8.243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2" draw:layer="layout" svg:width="0.25cm" svg:height="0.251cm" draw:transform="rotate (-0.785398163397449) translate (28.391cm 8.325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8" draw:text-style-name="P2" draw:layer="layout" svg:width="5cm" svg:height="2cm" svg:x="25cm" svg:y="2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4cm" svg:height="1.6cm" svg:x="25.5cm" svg:y="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3.5cm" svg:height="1.4cm" svg:x="25.75cm" svg:y="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29cm" svg:height="0.641cm" draw:transform="rotate (1.5707963267949) translate (27.752cm 6.85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641cm" svg:height="0.642cm" draw:transform="rotate (1.5707963267949) translate (27.75cm 7.14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641cm" svg:height="0.642cm" draw:transform="rotate (1.5707963267949) translate (27.751cm 6.64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54cm" svg:height="0.455cm" draw:transform="rotate (1.5707963267949) translate (27.842cm 6.5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0.454cm" svg:height="0.455cm" draw:transform="rotate (1.5707963267949) translate (27.846cm 7.0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25cm" svg:height="0.75cm" draw:transform="rotate (1.5707963267949) translate (27.287cm 5.746cm)">
          <text:p/>
          <draw:enhanced-geometry svg:viewBox="0 0 21600 21600" draw:mirror-horizontal="false" draw:mirror-vertic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1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20T21:22:47.385000000</meta:creation-date>
    <dc:date>2024-04-20T21:50:21.105000000</dc:date>
    <meta:editing-duration>PT27M33S</meta:editing-duration>
    <meta:editing-cycles>1</meta:editing-cycles>
    <meta:generator>LibreOffice/7.5.0.3$Windows_X86_64 LibreOffice_project/c21113d003cd3efa8c53188764377a8272d9d6de</meta:generator>
    <meta:document-statistic meta:object-count="87"/>
  </office:meta>
</office:document-meta>
</file>